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rty planner: <text:a xlink:type="simple" xlink:href="http://www.wescheme.org/view?publicId=picky-coach-inter-known-train">http://www.wescheme.org/view?publicId=picky-coach-inter-known-train</text:a> </text:p>
      <text:p text:style-name="Standard"/>
      <text:p text:style-name="Standard">Ninja World v1: <text:a xlink:type="simple" xlink:href="http://www.wescheme.org/view?publicId=which-husky-unity-gaunt-owner">http://www.wescheme.org/view?publicId=which-husky-unity-gaunt-owner</text:a> </text:p>
      <text:p text:style-name="Standard"/>
      <text:p text:style-name="Standard">Ninja World v2: <text:a xlink:type="simple" xlink:href="http://www.wescheme.org/view?publicId=champ-peppy-shove-stair-eject">http://www.wescheme.org/view?publicId=champ-peppy-shove-stair-eject</text:a> </text:p>
      <text:p text:style-name="Standard"/>
      <text:p text:style-name="Standard">Ninja World v3: <text:a xlink:type="simple" xlink:href="http://www.wescheme.org/view?publicId=gooey-lunge-fiber-shown-forge">http://www.wescheme.org/view?publicId=gooey-lunge-fiber-shown-forge</text:a> </text:p>
      <text:p text:style-name="Standard"/>
      <text:p text:style-name="Standard">Ninja World v4: <text:a xlink:type="simple" xlink:href="http://www.wescheme.org/view?publicId=child-vowel-shore-louse-waive">http://www.wescheme.org/view?publicId=child-vowel-shore-louse-waive</text:a> </text:p>
      <text:p text:style-name="Standard"/>
      <text:p text:style-name="Standard">Ninja World v5: <text:a xlink:type="simple" xlink:href="http://www.wescheme.org/view?publicId=flask-feint-bangs-shave-tawny">http://www.wescheme.org/view?publicId=flask-feint-bangs-shave-tawny</text:a> </text:p>
      <text:p text:style-name="Standard"/>
      <text:p text:style-name="Standard">Ninja World Completed: <text:a xlink:type="simple" xlink:href="http://www.wescheme.org/view?publicId=basin-pinch-hover-putty-spell">http://www.wescheme.org/view?publicId=basin-pinch-hover-putty-spell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icki Crosson</meta:initial-creator>
    <meta:creation-date>2012-07-02T08:12:07</meta:creation-date>
    <meta:document-statistic meta:table-count="0" meta:image-count="0" meta:object-count="0" meta:page-count="1" meta:paragraph-count="7" meta:word-count="27" meta:character-count="594"/>
    <dc:date>2012-07-02T08:26:50</dc:date>
    <dc:creator>Vicki Crosson</dc:creator>
    <meta:editing-duration>PT14M44S</meta:editing-duration>
    <meta:editing-cycles>1</meta:editing-cycles>
    <meta:generator>LibreOffice/3.3$Unix LibreOffice_project/330m19$Build-401</meta:generator>
  </office:meta>
</office:document-meta>
</file>